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7217in"/>
    </style:style>
    <style:style style:name="co3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conversion_key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erified?</text:p>
          </table:table-cell>
          <table:table-cell table:style-name="ce1"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*** FIRST SET ***</text:p>
          </table:table-cell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table:style-name="Default"/>
          <table:table-cell table:style-name="ce6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Z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!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@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#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$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^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(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)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*** STARTING OVER ***</text:p>
          </table:table-cell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z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Q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!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@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#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$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^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&amp;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*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(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)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*** STARTING OVER ***</text:p>
          </table:table-cell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q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w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z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O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Q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V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Z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!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@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#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$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^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&amp;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*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(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)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*** STARTING OVER ***</text:p>
          </table:table-cell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i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k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o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q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z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*** END ***</text:p>
          </table:table-cell>
          <table:table-cell table:style-name="ce5" office:value-type="string" calcext:value-type="string">
            <text:p>☺</text:p>
          </table:table-cell>
          <table:table-cell table:number-columns-repeated="1020"/>
        </table:table-row>
        <table:table-row table:style-name="ro1" table:number-rows-repeated="41">
          <table:table-cell table:style-name="Default" table:number-columns-repeated="2"/>
          <table:table-cell table:number-columns-repeated="1022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04:33:09.146925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dc:date>2022-01-22T04:33:37.650557876</dc:date>
    <meta:editing-duration>PT3H50M13S</meta:editing-duration>
    <meta:editing-cycles>277</meta:editing-cycles>
    <meta:document-statistic meta:table-count="1" meta:cell-count="777" meta:object-count="0"/>
  </office:meta>
</office:document-meta>
</file>